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rables.Iter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terables.toIterable( Enumeration &lt; T &gt;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rables.firstOf( Iterable &lt; T &gt; iter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